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</text:span><text:span text:style-name="T2">methodo</text:span><text:span text:style-name="T2">logy </text:span><text:span text:style-name="T2">efficientl</text:span><text:span text:style-name="T2">y </text:span><text:span text:style-name="T2">deploys </text:span><text:span text:style-name="T2">and </text:span><text:span text:style-name="T2">accelera</text:span><text:span text:style-name="T2">tes </text:span><text:span text:style-name="T2">floating-</text:span><text:span text:style-name="T2">point </text:span><text:span text:style-name="T2">neural </text:span><text:span text:style-name="T2">network</text:span><text:span text:style-name="T2">s on </text:span><text:span text:style-name="T2">embedd</text:span><text:span text:style-name="T2">ed </text:span><text:span text:style-name="T2">systems</text:span><text:span text:style-name="T2">, </text:span><text:span text:style-name="T2">optimizin</text:span><text:span text:style-name="T2">g </text:span><text:span text:style-name="T2">perform</text:span><text:span text:style-name="T2">ance, </text:span><text:span text:style-name="T2">energy </text:span><text:span text:style-name="T2">consum</text:span><text:span text:style-name="T2">ption, </text:span><text:span text:style-name="T2">and </text:span><text:span text:style-name="T2">hardwar</text:span><text:span text:style-name="T2">e </text:span><text:span text:style-name="T2">utilizatio</text:span><text:span text:style-name="T2">n.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5">System infrastructure</text:span></text:p>
              </text:list-item>
              <text:list-item>
                <text:p text:style-name="P5"><text:span text:style-name="T5">Streamlined acceleration</text:span></text:p>
              </text:list-item>
              <text:list-item>
                <text:p text:style-name="P5"><text:span text:style-name="T5">Optimized processing</text:span></text:p>
              </text:list-item>
            </text:list>
            <text:list text:style-name="L3">
              <text:list-header>
                <text:p text:style-name="P5"><text:span text:style-name="T5"/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7:56:04.008986414</dc:date>
    <meta:editing-duration>PT3H2M22S</meta:editing-duration>
    <meta:editing-cycles>35</meta:editing-cycles>
    <meta:generator>LibreOffice/6.4.7.2$Linux_X86_64 LibreOffice_project/40$Build-2</meta:generator>
    <meta:document-statistic meta:object-count="3"/>
  </office:meta>
</office:document-meta>
</file>